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 Black" svg:font-family="'Arial Black'" style:font-adornments="Normal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781a6" officeooo:paragraph-rsid="0095d800"/>
    </style:style>
    <style:style style:name="P2" style:family="paragraph" style:parent-style-name="Text_20_body">
      <style:text-properties officeooo:rsid="006fa269" officeooo:paragraph-rsid="006fa269"/>
    </style:style>
    <style:style style:name="P3" style:family="paragraph" style:parent-style-name="Text_20_body">
      <style:text-properties officeooo:rsid="0078d45a" officeooo:paragraph-rsid="0078d45a"/>
    </style:style>
    <style:style style:name="P4" style:family="paragraph" style:parent-style-name="Text_20_body">
      <style:text-properties officeooo:rsid="0078d45a" officeooo:paragraph-rsid="00876170"/>
    </style:style>
    <style:style style:name="P5" style:family="paragraph" style:parent-style-name="Text_20_body">
      <style:text-properties officeooo:rsid="00364656" officeooo:paragraph-rsid="007748e7"/>
    </style:style>
    <style:style style:name="P6" style:family="paragraph" style:parent-style-name="Text_20_body">
      <style:text-properties officeooo:rsid="0079cc58" officeooo:paragraph-rsid="0079cc58"/>
    </style:style>
    <style:style style:name="P7" style:family="paragraph" style:parent-style-name="Text_20_body">
      <style:text-properties officeooo:paragraph-rsid="005dd242"/>
    </style:style>
    <style:style style:name="P8" style:family="paragraph" style:parent-style-name="Text_20_body">
      <style:text-properties officeooo:paragraph-rsid="008467d3"/>
    </style:style>
    <style:style style:name="P9" style:family="paragraph" style:parent-style-name="Text_20_body">
      <style:text-properties officeooo:rsid="00899c39" officeooo:paragraph-rsid="00899c39"/>
    </style:style>
    <style:style style:name="P10" style:family="paragraph" style:parent-style-name="Text_20_body">
      <style:text-properties officeooo:rsid="008b7647" officeooo:paragraph-rsid="008b7647"/>
    </style:style>
    <style:style style:name="P11" style:family="paragraph" style:parent-style-name="Text_20_body">
      <style:text-properties officeooo:rsid="008b7647" officeooo:paragraph-rsid="008ccf60"/>
    </style:style>
    <style:style style:name="P12" style:family="paragraph" style:parent-style-name="Text_20_body">
      <style:text-properties officeooo:rsid="009240d1" officeooo:paragraph-rsid="009240d1"/>
    </style:style>
    <style:style style:name="P13" style:family="paragraph" style:parent-style-name="Text_20_body">
      <style:text-properties officeooo:rsid="0092ee3e" officeooo:paragraph-rsid="0092ee3e"/>
    </style:style>
    <style:style style:name="P14" style:family="paragraph" style:parent-style-name="Text_20_body">
      <style:text-properties officeooo:paragraph-rsid="0095d800"/>
    </style:style>
    <style:style style:name="P15" style:family="paragraph" style:parent-style-name="Text_20_body">
      <style:text-properties officeooo:rsid="00880442" officeooo:paragraph-rsid="0095d800"/>
    </style:style>
    <style:style style:name="P16" style:family="paragraph" style:parent-style-name="Text_20_body">
      <style:text-properties officeooo:rsid="008ccf60" officeooo:paragraph-rsid="008ccf60"/>
    </style:style>
    <style:style style:name="P17" style:family="paragraph" style:parent-style-name="Text_20_body">
      <style:text-properties officeooo:rsid="005dd242" officeooo:paragraph-rsid="005dd242"/>
    </style:style>
    <style:style style:name="P18" style:family="paragraph" style:parent-style-name="Text_20_body">
      <style:text-properties officeooo:rsid="00559d02" officeooo:paragraph-rsid="0095d800"/>
    </style:style>
    <style:style style:name="P19" style:family="paragraph" style:parent-style-name="Text_20_body">
      <style:text-properties officeooo:rsid="0095d800" officeooo:paragraph-rsid="0095d800"/>
    </style:style>
    <style:style style:name="P20" style:family="paragraph" style:parent-style-name="Standard">
      <style:text-properties officeooo:rsid="005781a6" officeooo:paragraph-rsid="006766c7"/>
    </style:style>
    <style:style style:name="P21" style:family="paragraph" style:parent-style-name="Standard">
      <style:text-properties officeooo:rsid="00899c39" officeooo:paragraph-rsid="00899c39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99c39"/>
    </style:style>
    <style:style style:name="P24" style:family="paragraph" style:parent-style-name="Heading_20_1">
      <style:text-properties officeooo:rsid="00822451" officeooo:paragraph-rsid="0095d800"/>
    </style:style>
    <style:style style:name="P25" style:family="paragraph" style:parent-style-name="Heading_20_1">
      <style:text-properties officeooo:rsid="00822451" officeooo:paragraph-rsid="00822451"/>
    </style:style>
    <style:style style:name="P26" style:family="paragraph" style:parent-style-name="Heading_20_1">
      <style:text-properties officeooo:rsid="00822451" officeooo:paragraph-rsid="00841e76"/>
    </style:style>
    <style:style style:name="P27" style:family="paragraph" style:parent-style-name="Text_20_body">
      <style:text-properties officeooo:rsid="0095d800" officeooo:paragraph-rsid="0095d800"/>
    </style:style>
    <style:style style:name="P28" style:family="paragraph" style:parent-style-name="Text_20_body" style:list-style-name="L1">
      <style:text-properties officeooo:rsid="0095d800" officeooo:paragraph-rsid="0095d800"/>
    </style:style>
    <style:style style:name="P29" style:family="paragraph" style:parent-style-name="Text_20_body" style:list-style-name="L1">
      <style:text-properties officeooo:rsid="0084e62e" officeooo:paragraph-rsid="0095d800"/>
    </style:style>
    <style:style style:name="P30" style:family="paragraph" style:parent-style-name="Text_20_body" style:list-style-name="L1">
      <style:text-properties officeooo:rsid="00880442" officeooo:paragraph-rsid="0095d800"/>
    </style:style>
    <style:style style:name="P31" style:family="paragraph" style:parent-style-name="Text_20_body">
      <style:text-properties officeooo:rsid="005781a6" officeooo:paragraph-rsid="0095d800"/>
    </style:style>
    <style:style style:name="P32" style:family="paragraph" style:parent-style-name="Text_20_body">
      <style:text-properties officeooo:rsid="00968a82" officeooo:paragraph-rsid="00968a82"/>
    </style:style>
    <style:style style:name="P33" style:family="paragraph" style:parent-style-name="Text_20_body">
      <style:text-properties fo:font-style="normal" fo:font-weight="normal" officeooo:rsid="00901f50" officeooo:paragraph-rsid="00901f50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78d45a" officeooo:paragraph-rsid="008e9bee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Arial" fo:font-size="11.1999998092651pt" fo:font-style="italic" fo:font-weight="bold" officeooo:rsid="0097cee4" officeooo:paragraph-rsid="0097cee4" style:font-name-asian="WenQuanYi Micro Hei" style:font-size-asian="11.1999998092651pt" style:font-style-asian="italic" style:font-weight-asian="bold" style:font-name-complex="Lohit Hindi" style:font-size-complex="11.1999998092651pt" style:font-style-complex="italic" style:font-weight-complex="bold"/>
    </style:style>
    <style:style style:name="P36" style:family="paragraph" style:parent-style-name="Heading_20_4">
      <style:text-properties style:font-name="Times New Roman" fo:font-size="12pt" fo:font-style="normal" fo:font-weight="normal" officeooo:rsid="0095d800" officeooo:paragraph-rsid="0095d80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4">
      <style:text-properties style:font-name="Arial" fo:font-size="16.1000003814697pt" fo:font-weight="bold" officeooo:rsid="0095d800" officeooo:paragraph-rsid="00822451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38" style:family="paragraph" style:parent-style-name="Heading_20_4">
      <style:text-properties style:font-name="Arial" fo:font-size="16.1000003814697pt" fo:font-weight="bold" officeooo:rsid="0095d800" officeooo:paragraph-rsid="00904d34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39" style:family="paragraph" style:parent-style-name="Heading_20_4">
      <style:text-properties style:font-name="Arial" fo:font-size="16.1000003814697pt" fo:font-style="italic" fo:font-weight="bold" officeooo:rsid="0095d800" officeooo:paragraph-rsid="00876170" style:font-name-asian="WenQuanYi Micro Hei" style:font-size-asian="16.1000003814697pt" style:font-style-asian="italic" style:font-weight-asian="bold" style:font-name-complex="Lohit Hindi" style:font-size-complex="16.1000003814697pt" style:font-style-complex="italic" style:font-weight-complex="bold"/>
    </style:style>
    <style:style style:name="P40" style:family="paragraph" style:parent-style-name="Heading_20_4">
      <style:text-properties officeooo:rsid="00937366" officeooo:paragraph-rsid="00856c02"/>
    </style:style>
    <style:style style:name="P41" style:family="paragraph" style:parent-style-name="OX-Item" style:list-style-name="L2">
      <style:text-properties fo:font-style="normal" fo:font-weight="normal" officeooo:rsid="00901f50" officeooo:paragraph-rsid="0097cee4" style:font-style-asian="normal" style:font-weight-asian="normal" style:font-style-complex="normal" style:font-weight-complex="normal"/>
    </style:style>
    <style:style style:name="P42" style:family="paragraph" style:parent-style-name="OX-Item" style:list-style-name="L2">
      <style:text-properties fo:font-style="normal" officeooo:rsid="01a8b087" officeooo:paragraph-rsid="0097cee4" style:font-style-asian="normal" style:font-style-complex="normal"/>
    </style:style>
    <style:style style:name="P43" style:family="paragraph" style:parent-style-name="OX-Item" style:list-style-name="L2">
      <style:text-properties officeooo:paragraph-rsid="0097ce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fa269" style:font-style-asian="italic" style:font-style-complex="italic"/>
    </style:style>
    <style:style style:name="T3" style:family="text">
      <style:text-properties fo:font-style="italic" officeooo:rsid="003de07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79cc5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8527af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876170" style:font-style-asian="italic" style:font-weight-asian="bold" style:font-style-complex="italic" style:font-weight-complex="bold"/>
    </style:style>
    <style:style style:name="T8" style:family="text">
      <style:text-properties officeooo:rsid="005781a6"/>
    </style:style>
    <style:style style:name="T9" style:family="text">
      <style:text-properties fo:color="#000000" style:font-name="Monospace1" fo:font-size="10pt" style:font-size-asian="10pt"/>
    </style:style>
    <style:style style:name="T10" style:family="text">
      <style:text-properties fo:color="#000000" style:font-name="Monospace1" fo:font-size="10pt" officeooo:rsid="0084e62e" style:font-size-asian="10pt"/>
    </style:style>
    <style:style style:name="T11" style:family="text">
      <style:text-properties officeooo:rsid="006fa269"/>
    </style:style>
    <style:style style:name="T12" style:family="text">
      <style:text-properties officeooo:rsid="00805eae"/>
    </style:style>
    <style:style style:name="T13" style:family="text">
      <style:text-properties officeooo:rsid="0081a414"/>
    </style:style>
    <style:style style:name="T14" style:family="text">
      <style:text-properties officeooo:rsid="00876170"/>
    </style:style>
    <style:style style:name="T15" style:family="text">
      <style:text-properties fo:color="#3c3c3c" style:font-name="Monospace" fo:font-size="14pt" style:font-size-asian="14pt"/>
    </style:style>
    <style:style style:name="T16" style:family="text">
      <style:text-properties fo:color="#3c3c3c" style:font-name="Monospace" fo:font-size="14pt" fo:background-color="#e8f2fe" loext:char-shading-value="0" style:font-size-asian="14pt"/>
    </style:style>
    <style:style style:name="T17" style:family="text">
      <style:text-properties fo:color="#3c3c3c" style:font-name="Monospace" fo:font-size="14pt" style:text-underline-style="solid" style:text-underline-width="auto" style:text-underline-color="font-color" style:font-size-asian="14pt"/>
    </style:style>
    <style:style style:name="T18" style:family="text">
      <style:text-properties fo:color="#008080" style:font-name="Monospace" fo:font-size="14pt" style:font-size-asian="14pt"/>
    </style:style>
    <style:style style:name="T19" style:family="text">
      <style:text-properties fo:color="#3f7f7f" style:font-name="Monospace" fo:font-size="14pt" style:font-size-asian="14pt"/>
    </style:style>
    <style:style style:name="T20" style:family="text">
      <style:text-properties officeooo:rsid="0092ee3e"/>
    </style:style>
    <style:style style:name="T21" style:family="text">
      <style:text-properties officeooo:rsid="0094744a"/>
    </style:style>
    <style:style style:name="T22" style:family="text">
      <style:text-properties officeooo:rsid="0095d800"/>
    </style:style>
    <style:style style:name="T23" style:family="text">
      <style:text-properties officeooo:rsid="0097cee4"/>
    </style:style>
    <style:style style:name="T24" style:family="text">
      <style:text-properties fo:font-style="normal" officeooo:rsid="01a5a040" style:font-style-asian="normal" style:font-style-complex="normal"/>
    </style:style>
    <style:style style:name="T25" style:family="text">
      <style:text-properties fo:font-style="normal" officeooo:rsid="00a57865" style:font-style-asian="normal" style:font-style-complex="normal"/>
    </style:style>
    <style:style style:name="T26" style:family="text">
      <style:text-properties officeooo:rsid="01aa7e70"/>
    </style:style>
    <style:style style:name="T27" style:family="text">
      <style:text-properties style:font-name="Arial" fo:font-size="11.1999998092651pt" fo:font-style="italic" fo:font-weight="bold" style:font-name-asian="WenQuanYi Micro Hei" style:font-size-asian="11.1999998092651pt" style:font-style-asian="italic" style:font-weight-asian="bold" style:font-name-complex="Lohit Hindi" style:font-size-complex="11.1999998092651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<text:span text:style-name="T12">4</text:span> : <text:span text:style-name="T3">SpringSecurity</text:span></text:h>
      <text:p text:style-name="P7"/>
      <text:p text:style-name="P17">Cet TP permet de voir différentes implémentations de la sécurité</text:p>
      <text:p text:style-name="P17"/>
      <text:h text:style-name="P24" text:outline-level="1">4.1 <text:span text:style-name="T22">Configuration</text:span> </text:h>
      <text:p text:style-name="P18">Ajouter Spring Security <text:span text:style-name="T13">dans les dépendances du projet Web précédent</text:span></text:p>
      <text:p text:style-name="P1">Tester l'accès à l'application</text:p>
      <text:p text:style-name="P1"/>
      <text:p text:style-name="P32">Activer les traces de debug pour la sécurité</text:p>
      <text:p text:style-name="P32">Visualiser le filtre <text:span text:style-name="T4">springSecurityFilterChain</text:span>, effectuer la séquence d’authentification et observer les messages sur la console</text:p>
      <text:p text:style-name="P1"/>
      <text:p text:style-name="P14"><text:span text:style-name="T8">Ajouter une classe de Configuration de type </text:span><text:span text:style-name="T9">WebSecurityConfigurerAdapter </text:span><text:span text:style-name="T10">qui </text:span><text:span text:style-name="T8">:</text:span></text:p>
      <text:p text:style-name="P19">Sur l’applicaton MVC Back-end </text:p>
      <text:list xml:id="list186181169" text:style-name="L1">
        <text:list-item>
          <text:p text:style-name="P29">Autorise l’accès à la page home</text:p>
        </text:list-item>
        <text:list-item>
          <text:p text:style-name="P29">Oblige une authentification pour toutes les autres pages</text:p>
        </text:list-item>
        <text:list-item>
          <text:p text:style-name="P30">Sur un logout réussi, retourner à la page home</text:p>
        </text:list-item>
      </text:list>
      <text:p text:style-name="P15"/>
      <text:p text:style-name="P19">Sur l’application REST</text:p>
      <text:list xml:id="list85245207620639" text:continue-numbering="true" text:style-name="L1">
        <text:list-item>
          <text:p text:style-name="P28">Autorise l’accès à swagger</text:p>
        </text:list-item>
        <text:list-item>
          <text:p text:style-name="P28">Nécessite une authentification pour les méthodes GET de l’api</text:p>
        </text:list-item>
        <text:list-item>
          <text:p text:style-name="P28">Nécessite le rôle ADMIN pour toutes les autres méthodes </text:p>
        </text:list-item>
      </text:list>
      <text:h text:style-name="P25" text:outline-level="1">4.<text:span text:style-name="T22">2</text:span> <text:span text:style-name="T22">Authentification Mémoire</text:span> </text:h>
      <text:h text:style-name="P36" text:outline-level="4">S<text:span text:style-name="T20">e définir des utilisateurs en mémoire permettant de vérifier les règles ACLs précédentes</text:span></text:h>
      <text:p text:style-name="P20"/>
      <text:p text:style-name="P13">Quels sont les filtres activés dans la chaîne de filtre ?</text:p>
      <text:p text:style-name="P12">Activer le debug <text:span text:style-name="T20">et effectuer des requêtes</text:span></text:p>
      <text:p text:style-name="P2"/>
      <text:h text:style-name="P37" text:outline-level="4">4.3 Authentification custom</text:h>
      <text:p text:style-name="P3">Sous le profil <text:span text:style-name="T6">domain</text:span><text:span text:style-name="T5">Security</text:span>, mettre en place une classe <text:span text:style-name="T11">implémentant </text:span><text:span text:style-name="T2">UserDetailService</text:span><text:span text:style-name="T11">, configurer l’authentification afin qu’elle utilise cette classe.</text:span></text:p>
      <text:p text:style-name="P6">La classe s’appuiera sur le bean <text:span text:style-name="T1">MemberRepository</text:span> développé dans les Tps précédents</text:p>
      <text:p text:style-name="P2"/>
      <text:h text:style-name="P39" text:outline-level="4"><text:soft-page-break/>4.4 Authentification Jdbc (Optionnel)</text:h>
      <text:p text:style-name="P4">Sous le profil <text:span text:style-name="T7">jdbc</text:span><text:span text:style-name="T5">Security</text:span>, <text:span text:style-name="T14">configurer l’authentification en indiquant à Spring la requête à effectuer </text:span></text:p>
      <text:h text:style-name="P40" text:outline-level="4"/>
      <text:h text:style-name="P26" text:outline-level="1">4.<text:span text:style-name="T22">5 JWT</text:span></text:h>
      <text:p text:style-name="P9">Ajouter la dépendance suivante :</text:p>
      <text:p text:style-name="P21"><text:span text:style-name="T15"><text:tab/><text:tab/></text:span><text:span text:style-name="T18">&lt;</text:span><text:span text:style-name="T19">dependency</text:span><text:span text:style-name="T18">&gt;</text:span></text:p>
      <text:p text:style-name="P22"><text:span text:style-name="T15"><text:s text:c="12"/></text:span><text:span text:style-name="T18">&lt;</text:span><text:span text:style-name="T19">groupId</text:span><text:span text:style-name="T18">&gt;</text:span><text:span text:style-name="T15">io.jsonwebtoken</text:span><text:span text:style-name="T18">&lt;/</text:span><text:span text:style-name="T19">groupId</text:span><text:span text:style-name="T18">&gt;</text:span></text:p>
      <text:p text:style-name="P22"><text:span text:style-name="T15"><text:s text:c="12"/></text:span><text:span text:style-name="T18">&lt;</text:span><text:span text:style-name="T19">artifactId</text:span><text:span text:style-name="T18">&gt;</text:span><text:span text:style-name="T17">jjwt</text:span><text:span text:style-name="T18">&lt;/</text:span><text:span text:style-name="T19">artifactId</text:span><text:span text:style-name="T18">&gt;</text:span></text:p>
      <text:p text:style-name="P23"><text:span text:style-name="T15"><text:s text:c="12"/></text:span><text:span text:style-name="T18">&lt;</text:span><text:span text:style-name="T19">version</text:span><text:span text:style-name="T18">&gt;</text:span><text:span text:style-name="T16">0.7.0</text:span><text:span text:style-name="T18">&lt;/</text:span><text:span text:style-name="T19">version</text:span><text:span text:style-name="T18">&gt;</text:span></text:p>
      <text:p text:style-name="P21"><text:span text:style-name="T15"><text:s text:c="8"/></text:span><text:span text:style-name="T18">&lt;/</text:span><text:span text:style-name="T19">dependency</text:span><text:span text:style-name="T18">&gt;</text:span></text:p>
      <text:p text:style-name="P8"/>
      <text:p text:style-name="P8"/>
      <text:p text:style-name="P10">Récupérer le code fourni, le regarder, le comprendre.</text:p>
      <text:p text:style-name="P16">Configurer la sécurité afin d’intégrer le filtre <text:span text:style-name="T1">JWTFilter</text:span> dans la <text:span text:style-name="T21">chaîne</text:span> de sécurité</text:p>
      <text:p text:style-name="P11"/>
      <text:p text:style-name="P10">Le test de fonctionnement peut s’effectuer via le script <text:span text:style-name="T1">jMeter</text:span> également fourni</text:p>
      <text:h text:style-name="P38" text:outline-level="4">4.6 Authentification via oAuth2</text:h>
      <text:p text:style-name="P34"/>
      <text:h text:style-name="Heading_20_8" text:outline-level="8">4.6.1 Serveur d’autorisation via Spring oAuth</text:h>
      <text:p text:style-name="P33">Voir les sources complets fournis <text:span text:style-name="T23">pour une mise en place minimale d’un serveur d’autorisation et d’un serveur de ressource</text:span></text:p>
      <text:p text:style-name="P33"/>
      <text:p text:style-name="P35">4.6.2 Serveur d’autorisation tiers</text:p>
      <text:list xml:id="list539257388" text:style-name="L2">
        <text:list-item>
          <text:p text:style-name="P43"><text:span text:style-name="T24">Appliquer </text:span><text:a xlink:type="simple" xlink:href="https://www.baeldung.com/spring-security-5-oauth2-login" text:style-name="Internet_20_link" text:visited-style-name="Visited_20_Internet_20_Link"><text:span text:style-name="T25">https://www.baeldung.com/spring-security-5-oauth2-login</text:span></text:a><text:span text:style-name="T25"> </text:span><text:span text:style-name="T24">à notre projet </text:span></text:p>
        </text:list-item>
        <text:list-item>
          <text:p text:style-name="P42">Mettre en place une page spécifique </text:p>
        </text:list-item>
        <text:list-item>
          <text:p text:style-name="P41"><text:span text:style-name="T26">En plus de la proposition de login, ajouter un formulaire d’authentification, permettant de s’authentifier avec la BD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 Black" svg:font-family="'Arial Black'" style:font-adornments="Normal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X-Standard" style:family="paragraph" style:parent-style-name="Standard">
      <style:paragraph-properties fo:margin-top="0.3cm" fo:margin-bottom="0cm" loext:contextual-spacing="false"/>
    </style:style>
    <style:style style:name="OX-Item" style:family="paragraph" style:parent-style-name="OX-Standard" style:list-style-name="OX-Puce1">
      <style:paragraph-properties fo:margin-left="0.3cm" fo:margin-right="0cm" fo:margin-top="0.3cm" fo:margin-bottom="0cm" loext:contextual-spacing="false" fo:text-align="start" style:justify-single-word="false" fo:text-indent="-0.4cm" style:auto-text-indent="false">
        <style:tab-stops/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OX-Puce1">
      <text:list-level-style-bullet text:level="1" text:style-name="Bullet_20_Symbols" text:bullet-char="&gt;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Arial Black"/>
      </text:list-level-style-bullet>
      <text:list-level-style-bullet text:level="2" text:style-name="Bullet_20_Symbols" text:bullet-char="&gt;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Arial Black"/>
      </text:list-level-style-bullet>
      <text:list-level-style-bullet text:level="3" text:style-name="Bullet_20_Symbols" text:bullet-char="&gt;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Arial Black"/>
      </text:list-level-style-bullet>
      <text:list-level-style-bullet text:level="4" text:style-name="Bullet_20_Symbols" text:bullet-char="&gt;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Arial Black"/>
      </text:list-level-style-bullet>
      <text:list-level-style-bullet text:level="5" text:style-name="Bullet_20_Symbols" text:bullet-char="&gt;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Arial Black"/>
      </text:list-level-style-bullet>
      <text:list-level-style-bullet text:level="6" text:style-name="Bullet_20_Symbols" text:bullet-char="&gt;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Arial Black"/>
      </text:list-level-style-bullet>
      <text:list-level-style-bullet text:level="7" text:style-name="Bullet_20_Symbols" text:bullet-char="&gt;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Arial Black"/>
      </text:list-level-style-bullet>
      <text:list-level-style-bullet text:level="8" text:style-name="Bullet_20_Symbols" text:bullet-char="&gt;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Arial Black"/>
      </text:list-level-style-bullet>
      <text:list-level-style-bullet text:level="9" text:style-name="Bullet_20_Symbols" text:bullet-char="&gt;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Arial Black"/>
      </text:list-level-style-bullet>
      <text:list-level-style-bullet text:level="10" text:style-name="Bullet_20_Symbols" text:bullet-char="&gt;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Arial Black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7-08T08:52:44.007830295</dc:date>
    <meta:editing-duration>P1DT18H10M6S</meta:editing-duration>
    <meta:editing-cycles>128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314" meta:character-count="2289" meta:non-whitespace-character-count="1973"/>
  </office:meta>
</office:document-meta>
</file>